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draw:shadow="hidden" draw:shadow-offset-x="0cm" draw:shadow-offset-y="0cm" draw:shadow-color="#729fcf"/>
    </style:style>
    <style:style style:name="gr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draw:shadow="hidden" draw:shadow-offset-x="0cm" draw:shadow-offset-y="0cm" draw:shadow-color="#729fcf"/>
    </style:style>
    <style:style style:name="gr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gr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draw:shadow="hidden" draw:shadow-offset-x="0cm" draw:shadow-offset-y="0cm" draw:shadow-color="#729fcf"/>
    </style:style>
    <style:style style:name="gr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2" style:family="graphic" style:parent-style-name="standard" style:list-style-name="L1">
      <style:graphic-properties draw:stroke="dash" draw:stroke-dash="Dash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ffffff" draw:opacity="0%" draw:textarea-horizontal-align="justify" draw:textarea-vertical-align="middle" draw:auto-grow-height="false" fo:min-height="2.398cm" fo:min-width="2.648cm" fo:padding-top="0.151cm" fo:padding-bottom="0.151cm" fo:padding-left="0.276cm" fo:padding-right="0.276cm" draw:shadow="hidden" draw:shadow-offset-x="0cm" draw:shadow-offset-y="0cm" draw:shadow-color="#729fcf"/>
    </style:style>
    <style:style style:name="gr2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2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draw:shadow="hidden" draw:shadow-offset-x="0cm" draw:shadow-offset-y="0cm" draw:shadow-color="#729fcf"/>
    </style:style>
    <style:style style:name="gr2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3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draw:shadow="hidden" draw:shadow-offset-x="0cm" draw:shadow-offset-y="0cm" draw:shadow-color="#729fcf"/>
    </style:style>
    <style:style style:name="gr3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3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4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draw:shadow="hidden" draw:shadow-offset-x="0cm" draw:shadow-offset-y="0cm" draw:shadow-color="#729fcf"/>
    </style:style>
    <style:style style:name="gr4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4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4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4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4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4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draw:shadow="hidden" draw:shadow-offset-x="0cm" draw:shadow-offset-y="0cm" draw:shadow-color="#729fcf"/>
    </style:style>
    <style:style style:name="gr4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4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4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5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5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5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5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5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5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5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5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5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5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6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6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6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63" style:family="graphic" style:parent-style-name="objectwithoutfill">
      <style:graphic-properties draw:marker-start="Pontas_20_das_20_setas_20_4" draw:marker-start-width="0.3cm" draw:marker-end="Pontas_20_das_20_setas_20_5" draw:marker-end-width="0.3cm" draw:fill="none" draw:fill-color="#729fcf" draw:textarea-vertical-align="middle"/>
    </style:style>
    <style:style style:name="gr64" style:family="graphic" style:parent-style-name="objectwithoutfill">
      <style:graphic-properties draw:marker-start="Pontas_20_das_20_setas_20_6" draw:marker-start-width="0.3cm" draw:marker-end="Pontas_20_das_20_setas_20_7" draw:marker-end-width="0.3cm" draw:fill="none" draw:fill-color="#729fcf" draw:textarea-vertical-align="middle"/>
    </style:style>
    <style:style style:name="gr65" style:family="graphic" style:parent-style-name="objectwithoutfill">
      <style:graphic-properties svg:stroke-color="#ffff00" draw:marker-start="Pontas_20_das_20_setas_20_10" draw:marker-start-width="0.3cm" draw:marker-end="Pontas_20_das_20_setas_20_11" draw:marker-end-width="0.3cm" draw:fill="none" draw:fill-color="#729fcf" draw:textarea-vertical-align="middle"/>
    </style:style>
    <style:style style:name="gr66" style:family="graphic" style:parent-style-name="standard">
      <style:graphic-properties draw:stroke="none" svg:stroke-color="#000000" draw:fill="none" draw:fill-color="#ffffff" fo:min-height="4.732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fo:min-height="1.424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fo:min-height="6.401cm"/>
      <style:paragraph-properties style:writing-mode="lr-tb"/>
    </style:style>
    <style:style style:name="gr69" style:family="graphic" style:parent-style-name="objectwithoutfill">
      <style:graphic-properties draw:marker-start="Pontas_20_das_20_setas_20_12" draw:marker-start-width="0.3cm" draw:marker-end="Pontas_20_das_20_setas_20_13" draw:marker-end-width="0.3cm" draw:fill="none" draw:fill-color="#729fcf" draw:textarea-vertical-align="middle"/>
    </style:style>
    <style:style style:name="P1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3465a4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 draw:name="laptop" xml:id="id1" draw:id="id1">
          <draw:custom-shape draw:style-name="gr1" draw:text-style-name="P1" draw:layer="layout" svg:width="2.5cm" svg:height="1.75cm" svg:x="2.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2" draw:text-style-name="P2" draw:layer="layout" svg:width="2cm" svg:height="1.25cm" svg:x="2.5cm" svg:y="8.25cm">
            <text:p/>
          </draw:rect>
          <draw:custom-shape draw:style-name="gr3" draw:text-style-name="P1" draw:layer="layout" svg:width="3cm" svg:height="0.75cm" svg:x="2cm" svg:y="9.7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3" draw:layer="layout" svg:width="0.5cm" svg:height="0.13cm" svg:x="3.25cm" svg:y="10.2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" draw:text-style-name="P1" draw:layer="layout" svg:width="2.5cm" svg:height="0.38cm" svg:x="2.25cm" svg:y="9.87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name="desktop-computer" xml:id="id2" draw:id="id2">
          <draw:rect draw:style-name="gr6" draw:text-style-name="P1" draw:layer="layout" svg:width="1.25cm" svg:height="2.5cm" svg:x="14.25cm" svg:y="2cm">
            <text:p/>
          </draw:rect>
          <draw:line draw:style-name="gr7" draw:text-style-name="P4" draw:layer="layout" svg:x1="14.375cm" svg:y1="3.25cm" svg:x2="15.375cm" svg:y2="3.25cm">
            <text:p/>
          </draw:line>
          <draw:line draw:style-name="gr8" draw:text-style-name="P4" draw:layer="layout" svg:x1="14.5cm" svg:y1="4.125cm" svg:x2="15.25cm" svg:y2="4.125cm">
            <text:p/>
          </draw:line>
          <draw:line draw:style-name="gr9" draw:text-style-name="P4" draw:layer="layout" svg:x1="14.5cm" svg:y1="4cm" svg:x2="15.25cm" svg:y2="4cm">
            <text:p/>
          </draw:line>
          <draw:line draw:style-name="gr10" draw:text-style-name="P4" draw:layer="layout" svg:x1="14.375cm" svg:y1="2.25cm" svg:x2="14.375cm" svg:y2="2.125cm">
            <text:p/>
          </draw:line>
          <draw:line draw:style-name="gr11" draw:text-style-name="P4" draw:layer="layout" svg:x1="14.375cm" svg:y1="2.5cm" svg:x2="14.375cm" svg:y2="2.375cm">
            <text:p/>
          </draw:line>
          <draw:line draw:style-name="gr12" draw:text-style-name="P4" draw:layer="layout" svg:x1="14.5cm" svg:y1="2.25cm" svg:x2="14.5cm" svg:y2="2.125cm">
            <text:p/>
          </draw:line>
          <draw:line draw:style-name="gr13" draw:text-style-name="P4" draw:layer="layout" svg:x1="14.5cm" svg:y1="2.5cm" svg:x2="14.5cm" svg:y2="2.375cm">
            <text:p/>
          </draw:line>
          <draw:line draw:style-name="gr14" draw:text-style-name="P4" draw:layer="layout" svg:x1="14.75cm" svg:y1="2.25cm" svg:x2="14.75cm" svg:y2="2.125cm">
            <text:p/>
          </draw:line>
          <draw:line draw:style-name="gr15" draw:text-style-name="P4" draw:layer="layout" svg:x1="14.75cm" svg:y1="2.5cm" svg:x2="14.75cm" svg:y2="2.375cm">
            <text:p/>
          </draw:line>
          <draw:line draw:style-name="gr16" draw:text-style-name="P4" draw:layer="layout" svg:x1="14.875cm" svg:y1="2.25cm" svg:x2="14.875cm" svg:y2="2.125cm">
            <text:p/>
          </draw:line>
          <draw:line draw:style-name="gr17" draw:text-style-name="P4" draw:layer="layout" svg:x1="14.875cm" svg:y1="2.5cm" svg:x2="14.875cm" svg:y2="2.375cm">
            <text:p/>
          </draw:line>
          <draw:line draw:style-name="gr18" draw:text-style-name="P4" draw:layer="layout" svg:x1="15.125cm" svg:y1="2.25cm" svg:x2="15.125cm" svg:y2="2.125cm">
            <text:p/>
          </draw:line>
          <draw:line draw:style-name="gr19" draw:text-style-name="P4" draw:layer="layout" svg:x1="15.125cm" svg:y1="2.5cm" svg:x2="15.125cm" svg:y2="2.375cm">
            <text:p/>
          </draw:line>
          <draw:line draw:style-name="gr20" draw:text-style-name="P4" draw:layer="layout" svg:x1="15.25cm" svg:y1="2.25cm" svg:x2="15.25cm" svg:y2="2.125cm">
            <text:p/>
          </draw:line>
          <draw:line draw:style-name="gr21" draw:text-style-name="P4" draw:layer="layout" svg:x1="15.25cm" svg:y1="2.5cm" svg:x2="15.25cm" svg:y2="2.375cm">
            <text:p/>
          </draw:line>
        </draw:g>
        <draw:g draw:name="server-virtual" xml:id="id4" draw:id="id4">
          <draw:custom-shape draw:style-name="gr22" draw:text-style-name="P5" draw:layer="layout" svg:width="3.2cm" svg:height="2.7cm" svg:x="23.5cm" svg:y="7.55cm">
            <text:p/>
            <draw:enhanced-geometry svg:viewBox="0 0 21600 21600" draw:type="rectangle" draw:enhanced-path="M 0 0 L 21600 0 21600 21600 0 21600 0 0 Z N"/>
          </draw:custom-shape>
          <draw:rect draw:style-name="gr23" draw:text-style-name="P1" draw:layer="layout" svg:width="3cm" svg:height="0.625cm" svg:x="23.599cm" svg:y="7.65cm">
            <text:p/>
          </draw:rect>
          <draw:circle draw:style-name="gr24" draw:text-style-name="P1" draw:layer="layout" svg:width="0.125cm" svg:height="0.125cm" svg:x="23.849cm" svg:y="7.9cm">
            <text:p/>
          </draw:circle>
          <draw:circle draw:style-name="gr25" draw:text-style-name="P2" draw:layer="layout" svg:width="0.376cm" svg:height="0.375cm" svg:x="25.849cm" svg:y="7.775cm">
            <text:p/>
          </draw:circle>
          <draw:circle draw:style-name="gr26" draw:text-style-name="P1" draw:layer="layout" svg:width="0.125cm" svg:height="0.125cm" svg:x="24.35cm" svg:y="7.9cm">
            <text:p/>
          </draw:circle>
          <draw:circle draw:style-name="gr27" draw:text-style-name="P1" draw:layer="layout" svg:width="0.125cm" svg:height="0.125cm" svg:x="24.1cm" svg:y="7.9cm">
            <text:p/>
          </draw:circle>
          <draw:custom-shape draw:style-name="gr28" draw:text-style-name="P1" draw:layer="layout" svg:width="0.752cm" svg:height="0.125cm" svg:x="24.849cm" svg:y="7.9cm">
            <text:p/>
            <draw:enhanced-geometry svg:viewBox="0 0 21600 21600" draw:type="rectangle" draw:enhanced-path="M 0 0 L 21600 0 21600 21600 0 21600 0 0 Z N"/>
          </draw:custom-shape>
          <draw:rect draw:style-name="gr29" draw:text-style-name="P1" draw:layer="layout" svg:width="3cm" svg:height="0.625cm" svg:x="23.599cm" svg:y="8.275cm">
            <text:p/>
          </draw:rect>
          <draw:circle draw:style-name="gr30" draw:text-style-name="P1" draw:layer="layout" svg:width="0.125cm" svg:height="0.125cm" svg:x="23.849cm" svg:y="8.525cm">
            <text:p/>
          </draw:circle>
          <draw:circle draw:style-name="gr31" draw:text-style-name="P2" draw:layer="layout" svg:width="0.376cm" svg:height="0.375cm" svg:x="25.849cm" svg:y="8.4cm">
            <text:p/>
          </draw:circle>
          <draw:circle draw:style-name="gr32" draw:text-style-name="P1" draw:layer="layout" svg:width="0.125cm" svg:height="0.125cm" svg:x="24.35cm" svg:y="8.525cm">
            <text:p/>
          </draw:circle>
          <draw:circle draw:style-name="gr33" draw:text-style-name="P1" draw:layer="layout" svg:width="0.125cm" svg:height="0.125cm" svg:x="24.1cm" svg:y="8.525cm">
            <text:p/>
          </draw:circle>
          <draw:custom-shape draw:style-name="gr34" draw:text-style-name="P1" draw:layer="layout" svg:width="0.752cm" svg:height="0.125cm" svg:x="24.849cm" svg:y="8.525cm">
            <text:p/>
            <draw:enhanced-geometry svg:viewBox="0 0 21600 21600" draw:type="rectangle" draw:enhanced-path="M 0 0 L 21600 0 21600 21600 0 21600 0 0 Z N"/>
          </draw:custom-shape>
          <draw:rect draw:style-name="gr35" draw:text-style-name="P1" draw:layer="layout" svg:width="3cm" svg:height="0.625cm" svg:x="23.599cm" svg:y="8.9cm">
            <text:p/>
          </draw:rect>
          <draw:circle draw:style-name="gr36" draw:text-style-name="P1" draw:layer="layout" svg:width="0.125cm" svg:height="0.125cm" svg:x="23.849cm" svg:y="9.15cm">
            <text:p/>
          </draw:circle>
          <draw:circle draw:style-name="gr37" draw:text-style-name="P2" draw:layer="layout" svg:width="0.376cm" svg:height="0.375cm" svg:x="25.849cm" svg:y="9.025cm">
            <text:p/>
          </draw:circle>
          <draw:circle draw:style-name="gr38" draw:text-style-name="P1" draw:layer="layout" svg:width="0.125cm" svg:height="0.125cm" svg:x="24.35cm" svg:y="9.15cm">
            <text:p/>
          </draw:circle>
          <draw:circle draw:style-name="gr39" draw:text-style-name="P1" draw:layer="layout" svg:width="0.125cm" svg:height="0.125cm" svg:x="24.1cm" svg:y="9.15cm">
            <text:p/>
          </draw:circle>
          <draw:custom-shape draw:style-name="gr40" draw:text-style-name="P1" draw:layer="layout" svg:width="0.752cm" svg:height="0.125cm" svg:x="24.849cm" svg:y="9.15cm">
            <text:p/>
            <draw:enhanced-geometry svg:viewBox="0 0 21600 21600" draw:type="rectangle" draw:enhanced-path="M 0 0 L 21600 0 21600 21600 0 21600 0 0 Z N"/>
          </draw:custom-shape>
          <draw:rect draw:style-name="gr41" draw:text-style-name="P1" draw:layer="layout" svg:width="3cm" svg:height="0.625cm" svg:x="23.599cm" svg:y="9.525cm">
            <text:p/>
          </draw:rect>
          <draw:circle draw:style-name="gr42" draw:text-style-name="P1" draw:layer="layout" svg:width="0.125cm" svg:height="0.125cm" svg:x="23.849cm" svg:y="9.775cm">
            <text:p/>
          </draw:circle>
          <draw:circle draw:style-name="gr43" draw:text-style-name="P2" draw:layer="layout" svg:width="0.376cm" svg:height="0.375cm" svg:x="25.849cm" svg:y="9.65cm">
            <text:p/>
          </draw:circle>
          <draw:circle draw:style-name="gr44" draw:text-style-name="P1" draw:layer="layout" svg:width="0.125cm" svg:height="0.125cm" svg:x="24.35cm" svg:y="9.775cm">
            <text:p/>
          </draw:circle>
          <draw:circle draw:style-name="gr45" draw:text-style-name="P1" draw:layer="layout" svg:width="0.125cm" svg:height="0.125cm" svg:x="24.1cm" svg:y="9.775cm">
            <text:p/>
          </draw:circle>
          <draw:custom-shape draw:style-name="gr46" draw:text-style-name="P1" draw:layer="layout" svg:width="0.752cm" svg:height="0.125cm" svg:x="24.849cm" svg:y="9.775cm">
            <text:p/>
            <draw:enhanced-geometry svg:viewBox="0 0 21600 21600" draw:type="rectangle" draw:enhanced-path="M 0 0 L 21600 0 21600 21600 0 21600 0 0 Z N"/>
          </draw:custom-shape>
        </draw:g>
        <draw:g draw:name="desktop-computer_0" xml:id="id3" draw:id="id3">
          <draw:rect draw:style-name="gr47" draw:text-style-name="P1" draw:layer="layout" svg:width="2.25cm" svg:height="3.5cm" svg:x="13.75cm" svg:y="8cm">
            <text:p/>
          </draw:rect>
          <draw:line draw:style-name="gr48" draw:text-style-name="P4" draw:layer="layout" svg:x1="13.975cm" svg:y1="9.75cm" svg:x2="15.775cm" svg:y2="9.75cm">
            <text:p/>
          </draw:line>
          <draw:line draw:style-name="gr49" draw:text-style-name="P4" draw:layer="layout" svg:x1="14.2cm" svg:y1="10.975cm" svg:x2="15.55cm" svg:y2="10.975cm">
            <text:p/>
          </draw:line>
          <draw:line draw:style-name="gr50" draw:text-style-name="P4" draw:layer="layout" svg:x1="14.2cm" svg:y1="10.8cm" svg:x2="15.55cm" svg:y2="10.8cm">
            <text:p/>
          </draw:line>
          <draw:line draw:style-name="gr51" draw:text-style-name="P4" draw:layer="layout" svg:x1="13.975cm" svg:y1="8.35cm" svg:x2="13.975cm" svg:y2="8.175cm">
            <text:p/>
          </draw:line>
          <draw:line draw:style-name="gr52" draw:text-style-name="P4" draw:layer="layout" svg:x1="13.975cm" svg:y1="8.7cm" svg:x2="13.975cm" svg:y2="8.525cm">
            <text:p/>
          </draw:line>
          <draw:line draw:style-name="gr53" draw:text-style-name="P4" draw:layer="layout" svg:x1="14.2cm" svg:y1="8.35cm" svg:x2="14.2cm" svg:y2="8.175cm">
            <text:p/>
          </draw:line>
          <draw:line draw:style-name="gr54" draw:text-style-name="P4" draw:layer="layout" svg:x1="14.2cm" svg:y1="8.7cm" svg:x2="14.2cm" svg:y2="8.525cm">
            <text:p/>
          </draw:line>
          <draw:line draw:style-name="gr55" draw:text-style-name="P4" draw:layer="layout" svg:x1="14.65cm" svg:y1="8.35cm" svg:x2="14.65cm" svg:y2="8.175cm">
            <text:p/>
          </draw:line>
          <draw:line draw:style-name="gr56" draw:text-style-name="P4" draw:layer="layout" svg:x1="14.65cm" svg:y1="8.7cm" svg:x2="14.65cm" svg:y2="8.525cm">
            <text:p/>
          </draw:line>
          <draw:line draw:style-name="gr57" draw:text-style-name="P4" draw:layer="layout" svg:x1="14.875cm" svg:y1="8.35cm" svg:x2="14.875cm" svg:y2="8.175cm">
            <text:p/>
          </draw:line>
          <draw:line draw:style-name="gr58" draw:text-style-name="P4" draw:layer="layout" svg:x1="14.875cm" svg:y1="8.7cm" svg:x2="14.875cm" svg:y2="8.525cm">
            <text:p/>
          </draw:line>
          <draw:line draw:style-name="gr59" draw:text-style-name="P4" draw:layer="layout" svg:x1="15.325cm" svg:y1="8.35cm" svg:x2="15.325cm" svg:y2="8.175cm">
            <text:p/>
          </draw:line>
          <draw:line draw:style-name="gr60" draw:text-style-name="P4" draw:layer="layout" svg:x1="15.325cm" svg:y1="8.7cm" svg:x2="15.325cm" svg:y2="8.525cm">
            <text:p/>
          </draw:line>
          <draw:line draw:style-name="gr61" draw:text-style-name="P4" draw:layer="layout" svg:x1="15.55cm" svg:y1="8.35cm" svg:x2="15.55cm" svg:y2="8.175cm">
            <text:p/>
          </draw:line>
          <draw:line draw:style-name="gr62" draw:text-style-name="P4" draw:layer="layout" svg:x1="15.55cm" svg:y1="8.7cm" svg:x2="15.55cm" svg:y2="8.525cm">
            <text:p/>
          </draw:line>
        </draw:g>
        <draw:connector draw:style-name="gr63" draw:text-style-name="P6" draw:layer="layout" svg:x1="3.5cm" svg:y1="8cm" svg:x2="14.25cm" svg:y2="3.25cm" draw:start-shape="id1" draw:start-glue-point="0" draw:end-shape="id2" draw:end-glue-point="3" svg:d="M3500 8000v-4750h10750" svg:viewBox="0 0 10751 4751">
          <text:p/>
        </draw:connector>
        <draw:connector draw:style-name="gr64" draw:text-style-name="P6" draw:layer="layout" svg:x1="14.875cm" svg:y1="4.5cm" svg:x2="14.875cm" svg:y2="8cm" draw:start-shape="id2" draw:start-glue-point="2" draw:end-shape="id3" draw:end-glue-point="0" svg:d="M14875 4500v3500" svg:viewBox="0 0 1 3501">
          <text:p/>
        </draw:connector>
        <draw:connector draw:style-name="gr65" draw:text-style-name="P6" draw:layer="layout" svg:x1="16cm" svg:y1="9.75cm" svg:x2="23.5cm" svg:y2="8.9cm" draw:start-shape="id3" draw:start-glue-point="1" draw:end-shape="id4" draw:end-glue-point="3" svg:d="M16000 9750h3750v-850h3750" svg:viewBox="0 0 7501 851">
          <text:p/>
        </draw:connector>
        <draw:frame draw:style-name="gr66" draw:text-style-name="P7" draw:layer="layout" svg:width="5.25cm" svg:height="4.982cm" svg:x="1.5cm" svg:y="11.518cm">
          <draw:text-box>
            <text:p><text:span text:style-name="T1">Desenvolvedor</text:span></text:p>
            <text:p/>
            <text:p><text:span text:style-name="T2"><text:s text:c="5"/></text:span><text:span text:style-name="T2">Git</text:span></text:p>
            <text:p><text:span text:style-name="T2"><text:s text:c="5"/></text:span><text:span text:style-name="T2">Vscode</text:span></text:p>
            <text:p><text:span text:style-name="T2"/></text:p>
            <text:p>192.168.122.1</text:p>
          </draw:text-box>
        </draw:frame>
        <draw:frame draw:style-name="gr67" draw:text-style-name="P7" draw:layer="layout" svg:width="3.5cm" svg:height="1.674cm" svg:x="16.25cm" svg:y="2.076cm">
          <draw:text-box>
            <text:p>GitHub</text:p>
            <text:p/>
          </draw:text-box>
        </draw:frame>
        <draw:frame draw:style-name="gr68" draw:text-style-name="P7" draw:layer="layout" svg:width="6.25cm" svg:height="6.651cm" svg:x="21.5cm" svg:y="10.349cm">
          <draw:text-box>
            <text:p><text:span text:style-name="T1">Nó execução teste</text:span></text:p>
            <text:p/>
            <text:p><text:span text:style-name="T2"><text:s text:c="8"/></text:span><text:span text:style-name="T2">Git</text:span></text:p>
            <text:p><text:span text:style-name="T2"><text:s text:c="8"/></text:span><text:span text:style-name="T2">Maven</text:span></text:p>
            <text:p><text:span text:style-name="T2"><text:s text:c="8"/></text:span><text:span text:style-name="T2">Curl</text:span></text:p>
            <text:p><text:span text:style-name="T2"><text:tab/></text:span><text:span text:style-name="T2"> </text:span><text:span text:style-name="T2">Tomcat </text:span></text:p>
            <text:p><text:span text:style-name="T1"/></text:p>
            <text:p><text:s text:c="2"/>192.168.122.20</text:p>
          </draw:text-box>
        </draw:frame>
        <draw:connector draw:style-name="gr69" draw:text-style-name="P6" draw:layer="layout" svg:x1="15.5cm" svg:y1="3.25cm" svg:x2="25.1cm" svg:y2="7.55cm" draw:start-shape="id2" draw:start-glue-point="1" draw:end-shape="id4" draw:end-glue-point="0" svg:d="M15500 3250h9600v4300" svg:viewBox="0 0 9601 4301">
          <text:p/>
        </draw:connector>
        <draw:frame draw:style-name="gr68" draw:text-style-name="P7" draw:layer="layout" svg:width="8cm" svg:height="6.651cm" svg:x="11.25cm" svg:y="11.599cm">
          <draw:text-box>
            <text:p><text:span text:style-name="T1"><text:s text:c="10"/></text:span><text:span text:style-name="T1">Produção</text:span></text:p>
            <text:p/>
            <text:p><text:span text:style-name="T3"><text:s text:c="3"/></text:span><text:span text:style-name="T2">Git</text:span></text:p>
            <text:p><text:span text:style-name="T2"><text:s text:c="3"/></text:span><text:span text:style-name="T2">Jenkins (orquestrador)</text:span></text:p>
            <text:p><text:span text:style-name="T2"><text:s text:c="3"/></text:span><text:span text:style-name="T2">Curl</text:span></text:p>
            <text:p><text:span text:style-name="T2"><text:s text:c="3"/></text:span><text:span text:style-name="T2">Tomcat</text:span></text:p>
            <text:p/>
            <text:p><text:s text:c="6"/>192.168.122.123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0" draw:display-name="Pontas das setas 10" svg:viewBox="0 0 20 20" svg:d="M0 20l10-20 10 20z"/>
    <draw:marker draw:name="Pontas_20_das_20_setas_20_11" draw:display-name="Pontas das setas 11" svg:viewBox="0 0 20 20" svg:d="M0 20l10-20 10 20z"/>
    <draw:marker draw:name="Pontas_20_das_20_setas_20_12" draw:display-name="Pontas das setas 12" svg:viewBox="0 0 20 20" svg:d="M0 20l10-20 10 20z"/>
    <draw:marker draw:name="Pontas_20_das_20_setas_20_13" draw:display-name="Pontas das setas 1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2T08:35:52.057190604</meta:creation-date>
    <dc:date>2021-12-02T11:18:50.707832594</dc:date>
    <meta:editing-duration>PT45M10S</meta:editing-duration>
    <meta:editing-cycles>2</meta:editing-cycles>
    <meta:generator>LibreOffice/7.1.4.2$Linux_X86_64 LibreOffice_project/10$Build-2</meta:generator>
    <meta:document-statistic meta:object-count="74"/>
  </office:meta>
</office:document-meta>
</file>